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tMonteCarlo_visualizer" table:style-name="ta1">
        <table:shapes>
          <draw:frame draw:z-index="0" draw:style-name="gr1" draw:text-style-name="P1" svg:width="15.999cm" svg:height="8.999cm" svg:x="5.89cm" svg:y="0.552cm">
            <draw:object draw:notify-on-update-of-ranges="tetMonteCarlo_visualizer.B2:tetMonteCarlo_visualizer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und_Number</text:p>
          </table:table-cell>
          <table:table-cell office:value-type="string" calcext:value-type="string">
            <text:p>Absolute_Fitn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1666666666667" calcext:value-type="float">
            <text:p>5.41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5T01:14:45.817000000</dc:date>
    <meta:editing-duration>PT1H9M5S</meta:editing-duration>
    <meta:editing-cycles>1</meta:editing-cycles>
    <meta:document-statistic meta:table-count="1" meta:cell-count="50" meta:object-count="1"/>
    <meta:generator>LibreOffice/7.3.5.2$Windows_X86_64 LibreOffice_project/184fe81b8c8c30d8b5082578aee2fed2ea847c0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tetMonteCarlo_visualizer.B2:tetMonteCarlo_visualizer.B25" svg:x="0.32cm" svg:y="0.18cm" svg:width="12.508cm" svg:height="8.64cm">
          <chart:coordinate-region svg:x="0.941cm" svg:y="0.38cm" svg:width="11.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tMonteCarlo_visualizer.B2:tetMonteCarlo_visualizer.B25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1666666666667">
                <text:p>5.41666666666667</text:p>
                <draw:g>
                  <svg:desc>tetMonteCarlo_visualizer.B2:tetMonteCarlo_visualizer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